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First_20_Page">
      <style:paragraph-properties style:page-number="auto"/>
      <style:text-properties officeooo:rsid="000cef65"/>
    </style:style>
    <style:style style:name="P2" style:family="paragraph" style:parent-style-name="Standard">
      <style:text-properties officeooo:rsid="000cef65"/>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text-properties officeooo:rsid="000fd25d" officeooo:paragraph-rsid="000fd25d"/>
    </style:style>
    <style:style style:name="P8" style:family="paragraph" style:parent-style-name="Text_20_body">
      <style:text-properties officeooo:rsid="00101e38" officeooo:paragraph-rsid="00101e38"/>
    </style:style>
    <style:style style:name="P9" style:family="paragraph" style:parent-style-name="Text_20_body">
      <style:text-properties officeooo:rsid="0010c42f" officeooo:paragraph-rsid="0010c42f"/>
    </style:style>
    <style:style style:name="P10" style:family="paragraph" style:parent-style-name="Text_20_body">
      <style:text-properties officeooo:rsid="000cef65" officeooo:paragraph-rsid="000cef65"/>
    </style:style>
    <style:style style:name="P11" style:family="paragraph" style:parent-style-name="Text_20_body">
      <style:text-properties officeooo:rsid="000dddab" officeooo:paragraph-rsid="000dddab"/>
    </style:style>
    <style:style style:name="P12" style:family="paragraph" style:parent-style-name="Text_20_body">
      <style:paragraph-properties fo:break-before="page"/>
      <style:text-properties officeooo:rsid="000dddab" officeooo:paragraph-rsid="000dddab"/>
    </style:style>
    <style:style style:name="P13" style:family="paragraph" style:parent-style-name="Standard">
      <style:text-properties officeooo:rsid="000cef65" officeooo:paragraph-rsid="000cef65"/>
    </style:style>
    <style:style style:name="T1" style:family="text">
      <style:text-properties officeooo:rsid="000fd25d"/>
    </style:style>
    <style:style style:name="T2" style:family="text">
      <style:text-properties officeooo:rsid="0010c42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text:a xlink:type="simple" xlink:href="#__RefHeading___Toc2_1490118420" office:name="1.0 Puzzle Teile aus Bild erkennen" text:style-name="Index_20_Link" text:visited-style-name="Index_20_Link">1.0 Puzzle Teile aus Bild erkennen<text:tab/>2</text:a></text:p>
          <text:p text:style-name="P4"><text:a xlink:type="simple" xlink:href="#__RefHeading___Toc37_1490118420" office:name="1.1 Maske von Puzzle teil erstellen" text:style-name="Index_20_Link" text:visited-style-name="Index_20_Link">1.1 Maske von Puzzle teil erstellen<text:tab/>2</text:a></text:p>
          <text:p text:style-name="P4"><text:a xlink:type="simple" xlink:href="#__RefHeading___Toc39_1490118420" office:name="1.2 Kontur erkennen" text:style-name="Index_20_Link" text:visited-style-name="Index_20_Link">1.2 Kontur erkennen<text:tab/>2</text:a></text:p>
          <text:p text:style-name="P4"><text:a xlink:type="simple" xlink:href="#__RefHeading___Toc41_1490118420" office:name="1.3 Ecken erkennen" text:style-name="Index_20_Link" text:visited-style-name="Index_20_Link">1.3 Ecken erkennen<text:tab/>2</text:a></text:p>
          <text:p text:style-name="P5"><text:a xlink:type="simple" xlink:href="#__RefHeading___Toc43_1490118420" office:name="1.3.1 Puzzle Teil ohne Noppen" text:style-name="Index_20_Link" text:visited-style-name="Index_20_Link">1.3.1 Puzzle Teil ohne Noppen<text:tab/>2</text:a></text:p>
        </text:index-body>
      </text:table-of-content>
      <text:p text:style-name="P2"/>
      <text:p text:style-name="P2"/>
      <text:p text:style-name="P2"/>
      <text:h text:style-name="P6" text:outline-level="1"><text:bookmark-start text:name="__RefHeading___Toc2_1490118420"/>1.0 Puzzle Teile aus Bild erkennen<text:bookmark-end text:name="__RefHeading___Toc2_1490118420"/></text:h>
      <text:h text:style-name="Heading_20_2" text:outline-level="2"><text:bookmark-start text:name="__RefHeading___Toc37_1490118420"/>1.1 <text:span text:style-name="T1">Maske von Puzzle teil erstellen</text:span><text:bookmark-end text:name="__RefHeading___Toc37_1490118420"/></text:h>
      <text:p text:style-name="P7">HSV ist ein Farbraum, in dem Helligkeit und Farbe mit eingearbeitet werden. Weil die Puzzle teile auf Weißem Hintergrund aufgenommen werden, wird der Hintergrund im HSV Farbraum rot bis roßa.</text:p>
      <text:p text:style-name="P7">Im zweiten schritt wird jeder Pixel im Bild in einem bestimmten Farbraum, in diesem Fall alle Roten Farben als schwarz RGB(255, 255, 255) und alle anderen Pixel als Weiß RGB(0, 0, 0) markiert. Durch diesen Schritt ist eine klare Unterteilung zwischen Puzzle teil und Hintergrund gegeben.</text:p>
      <text:h text:style-name="Heading_20_2" text:outline-level="2"><text:bookmark-start text:name="__RefHeading___Toc39_1490118420"/>1.2 Kontur erkennen<text:bookmark-end text:name="__RefHeading___Toc39_1490118420"/></text:h>
      <text:p text:style-name="P8">Durch die Klare Unterteilung zwischen Hintergrund und Puzzle teil kann jetzt die Kontur herausgearbeitet werden. Dazu werden alle Zusammenhängende Pixel markiert, an denen ein Übergang von Weiß zu Schwarz ist. Da teilweise nicht alle Pixel richtig erkannt wurden bei der Maske, entstehen mehrere Konturen. Um die tatsächliche Puzzle Kontur zu finden, wird nach der Größten Kontur gesucht.</text:p>
      <text:h text:style-name="Heading_20_2" text:outline-level="2"><text:bookmark-start text:name="__RefHeading___Toc41_1490118420"/>1.3 Ecken erkennen<text:bookmark-end text:name="__RefHeading___Toc41_1490118420"/></text:h>
      <text:p text:style-name="P8">Die tatsächlichen ecken des Puzzle Teiles müssen herausgefunden werden, um die Kontur in vier Bereich zu unterteilen, dass die tatsächlichen Seiten verglichen werden können.</text:p>
      <text:h text:style-name="Heading_20_3" text:outline-level="3"><text:bookmark-start text:name="__RefHeading___Toc43_1490118420"/>1.3.1 <text:span text:style-name="T2">Puzzle Teil ohne Noppen</text:span><text:bookmark-end text:name="__RefHeading___Toc43_1490118420"/></text:h>
      <text:p text:style-name="P9"/>
      <text:p text:style-name="P7"/>
      <text:p text:style-name="P10"/>
      <text:p text:style-name="P11"/>
      <text:p text:style-name="P12">und hier</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left>
        <text:p text:style-name="MP1"><text:bookmark-start text:name="PageNumWizard_FOOTER_Standard2"/><text:page-number text:select-page="current">2</text:page-number><text:bookmark-end text:name="PageNumWizard_FOOTER_Standard2"/></text:p>
      </style:footer-left>
    </style:master-page>
    <style:master-page style:name="First_20_Page" style:display-name="First Page" style:page-layout-name="Mpm2" style:next-style-name="Standard">
      <style:footer>
        <text:p text:style-name="MP1"><text:bookmark-start text:name="PageNumWizard_FOOTER_Erste Seite1"/><text:page-number text:select-page="current">1</text:page-number><text:bookmark-end text:name="PageNumWizard_FOOTER_Erste Seite1"/></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6T14:22:45.384545508</meta:creation-date>
    <meta:generator>LibreOffice/25.8.4.2$Linux_X86_64 LibreOffice_project/0366609b1de41a39e1896ae41e33c673f2a73802</meta:generator>
    <dc:date>2026-02-16T14:49:15.539270925</dc:date>
    <meta:editing-duration>PT16M16S</meta:editing-duration>
    <meta:editing-cycles>4</meta:editing-cycles>
    <meta:document-statistic meta:table-count="0" meta:image-count="0" meta:object-count="0" meta:page-count="3" meta:paragraph-count="18" meta:word-count="213" meta:character-count="1347" meta:non-whitespace-character-count="1152"/>
  </office:meta>
</office:document-meta>
</file>